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P4" style:family="paragraph" style:parent-style-name="Standard">
      <style:text-properties style:font-name="Georgia" fo:font-size="10.5pt" style:font-size-asian="10.5pt" style:font-size-complex="10.5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anding Together or Falling Apart</text:p>
      <text:p text:style-name="P2"/>
      <text:p text:style-name="P1"><text:span text:style-name="T1">Read:</text:span> Jeremiah 38:4-13; Daniel 5:18-30</text:p>
      <text:p text:style-name="P1"><text:s/></text:p>
      <text:p text:style-name="P1"><text:span text:style-name="T1">Text:</text:span> Daniel 5: 22 “And thou…hast not humbled thine heart, though thou knewest all this;”</text:p>
      <text:p text:style-name="P1"/>
      <text:p text:style-name="P1"><text:span text:style-name="T1">Introduction:</text:span><text:span text:style-name="T3"> Several years ago</text:span> we went to Winber and Johnstown, Pennsylvania. We spent our day at several museums, rode the incline, and saw places of tragedy and heroism. </text:p>
      <text:p text:style-name="P1"><text:s text:c="2"/>At Winber we saw the actual bit that was used to drill the (26 inch) hole that enabled the (23 inch) cage to be lowered and bring the nine trapped miners out to freedom. </text:p>
      <text:p text:style-name="P1"><text:s text:c="2"/>At Johnstown we saw a valley that had, at one time, been a man made lake that caused the death of over 2000 people. At one place we saw what can happen when men work together for the benefit of others. <text:s/>At the other place we saw what can happen when men work only for their own comfort. <text:s/></text:p>
      <text:p text:style-name="P1"><text:s text:c="2"/>We have just read two Biblical accounts of people who were in situations where heroism was called for. In the first account we see Ebedmelech rescue Jeremiah from certain death. In the second we see Belshazzar cause the death of many as well as lose a kingdom as a result of ignoring the truth that he knew.</text:p>
      <text:p text:style-name="P1"><text:s text:c="2"/>I wish that I could remember who said (at the first Continental Congress) “Men, if we don’t hang together we shall surely hang apart.” There is strength in unity but it seems that unity is (mostly) found among those who are headed in the wrong direction.</text:p>
      <text:p text:style-name="P1"/>
      <text:p text:style-name="P1"><text:span text:style-name="T1">I. The unity of destruction:</text:span> On September 11, 2001, 19 Muslim men unified to destroy four airplanes, two towers and the Pentagon along with thousands of lives. On April 19, 1995 Several men unified to build a bomb to destroy a federal building (and its occupants) in Oklahoma City. In 1963 One mentally deranged mother rallies fellow atheists by asking them to send one dollar a month to help her. She manages to get the Bible and prayer removed from our public schools. OPEC consists of nations who hate each other but they can unify to raise the price of oil and affect the entire world. </text:p>
      <text:p text:style-name="P1"><text:s text:c="2"/>Who would have thought that a God fearing nation would ever approve doctors murdering infants in their mothers womb or outside the womb as well? Who would have thought that there would be candidates running for president who would promote that idea as a campaign promise? “Vote for me and I will enable you to keep on murdering your unwanted child-ren!” The baby killers are united. In the United States of America there are groups united to legalize drugs as well as to molest our children. The ACLU is a dues paying organization that only admits professional, educated lawyers and they unite to oppose anything Godly in our society.</text:p>
      <text:p text:style-name="P1"/>
      <text:p text:style-name="P1"><text:span text:style-name="T1">II. Where is the Church?</text:span> What is the church of Jesus Christ unified on? It has been said that the most segregated hour in the United States is Sunday morning church time. We are so divided that if we were a “Baskin Robbins” we'd have 31 churches: one for each of our 31 flavors. We have different churches for some very legitimate reasons however we also have many different churches because of pride and arrogance. If you were to lay the doctrinal statements down, side by side, of many churches there isn’t a dime’s worth of real difference between them at all. We refuse to <text:s/>unite with people down here that we will spend all eternity with.</text:p>
      <text:p text:style-name="P1"><text:s text:c="2"/>In Johnstown, Pennsylvania there was a city that did not want to be destroyed. 14 miles up river there was a resort area for rich people with a two mile by one mile lake that did not want to be disturbed. No one cavorting at the lake wanted Johnstown flooded. Their desires for the security of the lake and town were the same but the vacationers did not want the local people near their lake so they put up fences, hired security and patched the holes in the dam. The people in Johnstown avoided the <text:span text:style-name="T2">rich</text:span> people at the lake and the people at the lake avoided the <text:span text:style-name="T2">poor</text:span> people in Johnstown. In the end both the resort community and the town of Johnstown, PA were destroyed.</text:p>
      <text:p text:style-name="P1"/>
      <text:p text:style-name="P1"><text:span text:style-name="T1">Conclude:</text:span> What is the church to do? What is the solution to this? Do we compromise with those that we disagree with? Where do we draw the line in the sand?</text:p>
      <text:p text:style-name="P1"><text:s text:c="2"/><text:span text:style-name="T2">We draw lines where God draws lines</text:span>. We stand for Biblical Salvation, the trustworthiness of scripture, the virgin birth, etc. <text:span text:style-name="T2">We stand against what God stands against</text:span>. We are opposed to all that cheapens the value of human life and harms the innocent. It’s time to quit nit-picking minor theological definitions. It’s time to lay aside our pride and arrogance and</text:p>
      <text:p text:style-name="P1">recognize that we will never agree with everybody about everything. Have you ever been to a family reunion? How many ways are there to cook Macaroni and cheese? How about fried chicken? Are they different? Are they ever bad? Eat up, shut up, and come back next year for more. Love God, love people, and let’s work toge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8*"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rmon Title</dc:title>
    <meta:initial-creator>Joel Tice</meta:initial-creator>
    <meta:creation-date>2007-10-07T03:24:00</meta:creation-date>
    <dc:creator>Joel Tice</dc:creator>
    <dc:date>2019-11-19T09:25:53.25</dc:date>
    <meta:editing-cycles>11</meta:editing-cycles>
    <meta:editing-duration>PT3H20S</meta:editing-duration>
    <meta:generator>OpenOffice/4.1.3$Win32 OpenOffice.org_project/413m1$Build-9783</meta:generator>
    <meta:document-statistic meta:table-count="0" meta:image-count="0" meta:object-count="0" meta:page-count="1" meta:paragraph-count="16" meta:word-count="857" meta:character-count="4748"/>
  </office:meta>
</office:document-meta>
</file>